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43541" loext:opacity="100%" style:font-name="S hne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43541" loext:opacity="100%" style:font-name="S hn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43541" loext:opacity="100%" style:font-name="S hne" fo:font-size="15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14b429"/>
    </style:style>
    <style:style style:name="T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A</text:span>nnapoorna</text:p>
      <text:p text:style-name="P2"/>
      <text:p text:style-name="P1">Microservices Components refer to the individual services that make up a microservices-based application. Each component represents a specific business capability and is designed to be independent, scalable, and loosely coupled with other components. Below are some common microservices components that you might find in a food delivery app:</text:p>
      <text:p text:style-name="P1"/>
      <text:p text:style-name="P1">1. <text:span text:style-name="T2">User Service</text:span>: Responsible for user registration, authentication, and managing user profiles.</text:p>
      <text:p text:style-name="P1"/>
      <text:p text:style-name="P1">2. <text:span text:style-name="T2">Restaurant Service</text:span>: Manages restaurant information, including listings, menus, and availability.</text:p>
      <text:p text:style-name="P1"/>
      <text:p text:style-name="P1">3. <text:span text:style-name="T2">Order Service</text:span>: Handles the processing and management of customer orders.</text:p>
      <text:p text:style-name="P1"/>
      <text:p text:style-name="P1">4. <text:span text:style-name="T2">Payment Service</text:span>: Integrates with payment gateways to facilitate secure and seamless transactions.</text:p>
      <text:p text:style-name="P1"/>
      <text:p text:style-name="P1">5. <text:span text:style-name="T2">Delivery Service</text:span>: Manages delivery logistics, including assigning delivery agents and tracking orders.</text:p>
      <text:p text:style-name="P1"/>
      <text:p text:style-name="P1">6. <text:span text:style-name="T2">Review &amp; Rating Service</text:span>: Allows users to leave reviews and rate restaurants based on their experiences.</text:p>
      <text:p text:style-name="P1"/>
      <text:p text:style-name="P1">7. <text:span text:style-name="T2">Menu Service</text:span>: Manages the menu items offered by each restaurant.</text:p>
      <text:p text:style-name="P1"/>
      <text:p text:style-name="P1">8. <text:span text:style-name="T2">Notification Service</text:span>: Sends notifications to users and restaurants regarding order updates or other events.</text:p>
      <text:p text:style-name="P1"/>
      <text:p text:style-name="P1">9. <text:span text:style-name="T2">Analytics Service</text:span>: Collects and analyzes data related to user behavior, popular dishes, etc.</text:p>
      <text:p text:style-name="P1"/>
      <text:p text:style-name="P1">10. <text:span text:style-name="T2">Geolocation Service</text:span>: Integrates with external APIs to provide location-based services like finding nearby restaurants.</text:p>
      <text:p text:style-name="P1"/>
      <text:p text:style-name="P1">11. <text:span text:style-name="T2">Authentication Service</text:span>: Provides authentication and authorization functionalities to secure the microservices.</text:p>
      <text:p text:style-name="P1"/>
      <text:p text:style-name="P1">12. <text:span text:style-name="T2">Search Service</text:span>: Enables users to search for restaurants based on various criteria.</text:p>
      <text:p text:style-name="P1"/>
      <text:p text:style-name="P1">13. <text:span text:style-name="T2">Inventory Service</text:span>: Manages restaurant inventory, ensuring accurate stock availability.</text:p>
      <text:p text:style-name="P1"/>
      <text:p text:style-name="P1">14. <text:span text:style-name="T2">Image &amp; Media Service</text:span>: Handles the storage and retrieval of images and media associated with restaurants and dishes.</text:p>
      <text:p text:style-name="P1"/>
      <text:p text:style-name="P1">15. <text:span text:style-name="T2">Recommendation Service</text:span>: Offers personalized recommendations to users based on their past orders and preferences.</text:p>
      <text:p text:style-name="P1"><text:soft-page-break/></text:p>
      <text:p text:style-name="P1">16. <text:span text:style-name="T2">Cuisine Service</text:span>: Manages the categorization of restaurants based on cuisines.</text:p>
      <text:p text:style-name="P1"/>
      <text:p text:style-name="P1">17. <text:span text:style-name="T2">Messaging Service</text:span>: Facilitates communication between microservices using message queues.</text:p>
      <text:p text:style-name="P1"/>
      <text:p text:style-name="P1">18. <text:span text:style-name="T2">Notification Service</text:span>: Handles push notifications and emails to keep users updated on their orders.</text:p>
      <text:p text:style-name="P1"/>
      <text:p text:style-name="P1">Each microservice should be designed to perform a single, well-defined function, and communication between services should be well-orchestrated to achieve the desired functionalities. The goal is to create a modular architecture that allows for easy maintenance, scalability, and continuous development of the application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0:05:55.589017801</meta:creation-date>
    <dc:date>2023-07-27T10:21:55.138520256</dc:date>
    <meta:editing-duration>PT9M37S</meta:editing-duration>
    <meta:editing-cycles>63</meta:editing-cycles>
    <meta:generator>LibreOffice/7.3.7.2$Linux_X86_64 LibreOffice_project/30$Build-2</meta:generator>
    <meta:document-statistic meta:table-count="0" meta:image-count="0" meta:object-count="0" meta:page-count="2" meta:paragraph-count="21" meta:word-count="329" meta:character-count="2448" meta:non-whitespace-character-count="2140"/>
  </office:meta>
</office:document-meta>
</file>